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1a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el Illescas Asociados</text:p>
      <text:p text:style-name="Standard">Patents &amp; Innovation</text:p>
      <text:p text:style-name="Standard"/>
      <text:p text:style-name="Standard"/>
      <text:p text:style-name="P1"><text:span text:style-name="T1">Client card</text:span></text:p>
      <text:p text:style-name="P1"><text:span text:style-name="T1">Patents/designs/Trademarks</text:span></text:p>
      <text:p text:style-name="P2"/>
      <text:p text:style-name="Standard"><text:span text:style-name="T1">Title holder 1 <text:s text:c="4"/>Legal entity or natural person that is in the name of the application: In case of several applicants, fill in the following </text:span><text:span text:style-name="T2">sections. Add</text:span><text:span text:style-name="T1"> </text:span><text:span text:style-name="T2">more sections</text:span><text:span text:style-name="T1"> if need.</text:span></text:p>
      <text:list xml:id="list4266041483099764334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CIF/NIF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Contact person (name/email/ telephone number ):</text:span></text:p>
        </text:list-item>
        <text:list-item>
          <text:p text:style-name="P4"><text:span text:style-name="T1">Holder`s percentage (%):</text:span></text:p>
        </text:list-item>
      </text:list>
      <text:p text:style-name="Standard"><text:span text:style-name="T1">Title holder 2</text:span></text:p>
      <text:list xml:id="list150714827638228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CIF/NIF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Contact person (name/email/ telephone number ):</text:span></text:p>
        </text:list-item>
        <text:list-item>
          <text:p text:style-name="P4"><text:span text:style-name="T1">Holder`s percentage (%):</text:span></text:p>
        </text:list-item>
      </text:list>
      <text:p text:style-name="Standard"><text:span text:style-name="T1">Title holder 3</text:span></text:p>
      <text:list xml:id="list150715220762995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CIF/NIF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Contact person (name/email/ telephone number ):</text:span></text:p>
        </text:list-item>
        <text:list-item>
          <text:p text:style-name="P4"><text:span text:style-name="T1">Holder`s percentage (%):</text:span></text:p>
        </text:list-item>
      </text:list>
      <text:p text:style-name="Standard"><text:span text:style-name="T1">Title holder 4</text:span></text:p>
      <text:list xml:id="list150714551674315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CIF/NIF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Contact person (name/email/ telephone number ):</text:span></text:p>
        </text:list-item>
        <text:list-item>
          <text:p text:style-name="P4"><text:span text:style-name="T1">Holder`s <text:s/>percentage (%):</text:span></text:p>
        </text:list-item>
      </text:list>
      <text:p text:style-name="Standard"><text:soft-page-break/><text:span text:style-name="T1">Billing information</text:span></text:p>
      <text:list xml:id="list6466353755166488017" text:style-name="WWNum2">
        <text:list-item>
          <text:p text:style-name="P5"><text:span text:style-name="T1">Invoice issued in the name of:</text:span></text:p>
        </text:list-item>
        <text:list-item>
          <text:p text:style-name="P5"><text:span text:style-name="T1">Postal address:</text:span></text:p>
        </text:list-item>
        <text:list-item>
          <text:p text:style-name="P5"><text:span text:style-name="T1">CIF/NIF:</text:span></text:p>
        </text:list-item>
        <text:list-item>
          <text:p text:style-name="P5"><text:span text:style-name="T1">Contact person (name/email/telephone number):</text:span></text:p>
        </text:list-item>
      </text:list>
      <text:p text:style-name="Standard"><text:span text:style-name="T1">Post information</text:span></text:p>
      <text:list xml:id="list150715273100083" text:continue-numbering="true" text:style-name="WWNum2">
        <text:list-item>
          <text:p text:style-name="P5"><text:span text:style-name="T1">Contact person:</text:span></text:p>
        </text:list-item>
        <text:list-item>
          <text:p text:style-name="P5"><text:span text:style-name="T1">Postal address:</text:span></text:p>
        </text:list-item>
        <text:list-item>
          <text:p text:style-name="P5"><text:span text:style-name="T1">Email address:</text:span></text:p>
        </text:list-item>
        <text:list-item>
          <text:p text:style-name="P5"><text:span text:style-name="T1">telephone number/Fax:</text:span></text:p>
        </text:list-item>
      </text:list>
      <text:p text:style-name="P2"/>
      <text:p text:style-name="P1"><text:span text:style-name="T1">ONLY FOR PATENTS/DESIGNS</text:span></text:p>
      <text:p text:style-name="Standard"><text:span text:style-name="T1">INVENTOR 1/DESIGNER 1</text:span></text:p>
      <text:list xml:id="list150716258792793" text:continue-list="list150714551674315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ID number/PASSPORT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Work relationship with the title holders : <text:s/></text:span></text:p>
        </text:list-item>
      </text:list>
      <text:list xml:id="list4358105397062632896" text:style-name="WWNum3">
        <text:list-item>
          <text:p text:style-name="P6"><text:span text:style-name="T1">Work invention</text:span></text:p>
        </text:list-item>
        <text:list-item>
          <text:p text:style-name="P6"><text:span text:style-name="T1">Contract</text:span></text:p>
        </text:list-item>
        <text:list-item>
          <text:p text:style-name="P6"><text:span text:style-name="T1">Other (state):</text:span></text:p>
        </text:list-item>
      </text:list>
      <text:list xml:id="list150715899065893" text:continue-list="list150716258792793" text:style-name="WWNum1">
        <text:list-item>
          <text:p text:style-name="P4"><text:span text:style-name="T1">Email/telephone number:</text:span></text:p>
        </text:list-item>
      </text:list>
      <text:p text:style-name="Standard"><text:span text:style-name="T1">INVENTOR 1/DESIGNER 2</text:span></text:p>
      <text:list xml:id="list150715544898812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ID number/PASSPORT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Work relationship with the title holders : <text:s/></text:span></text:p>
        </text:list-item>
      </text:list>
      <text:list xml:id="list150715663056355" text:continue-list="list4358105397062632896" text:style-name="WWNum3">
        <text:list-item>
          <text:p text:style-name="P6"><text:span text:style-name="T1">Work invention</text:span></text:p>
        </text:list-item>
        <text:list-item>
          <text:p text:style-name="P6"><text:span text:style-name="T1">Contract</text:span></text:p>
        </text:list-item>
        <text:list-item>
          <text:p text:style-name="P6"><text:span text:style-name="T1">Other (state):</text:span></text:p>
        </text:list-item>
      </text:list>
      <text:list xml:id="list150715902753697" text:continue-list="list150715544898812" text:style-name="WWNum1">
        <text:list-item>
          <text:p text:style-name="P4"><text:span text:style-name="T1">Email/telephone number:</text:span></text:p>
        </text:list-item>
      </text:list>
      <text:p text:style-name="Standard"><text:span text:style-name="T1">INVENTOR 1/DESIGNER 3</text:span></text:p>
      <text:list xml:id="list150716230887573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ID number/PASSPORT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Work relationship with the title holders : <text:s/></text:span></text:p>
        </text:list-item>
      </text:list>
      <text:list xml:id="list150716339576937" text:continue-list="list150715663056355" text:style-name="WWNum3">
        <text:list-item>
          <text:p text:style-name="P6"><text:span text:style-name="T1">Work invention</text:span></text:p>
        </text:list-item>
        <text:list-item>
          <text:p text:style-name="P6"><text:span text:style-name="T1">Contract</text:span></text:p>
        </text:list-item>
        <text:list-item>
          <text:p text:style-name="P6"><text:soft-page-break/><text:span text:style-name="T1">Other (state):</text:span></text:p>
        </text:list-item>
      </text:list>
      <text:list xml:id="list150714777896892" text:continue-list="list150716230887573" text:style-name="WWNum1">
        <text:list-item>
          <text:p text:style-name="P4"><text:span text:style-name="T1">Email/telephone number:</text:span></text:p>
        </text:list-item>
      </text:list>
      <text:p text:style-name="Standard"><text:span text:style-name="T1">INVENTOR 1/DESIGNER 4</text:span></text:p>
      <text:list xml:id="list150716450093805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ID number/PASSPORT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Work relationship with the title holders : <text:s/></text:span></text:p>
        </text:list-item>
      </text:list>
      <text:list xml:id="list150715026152949" text:continue-list="list150716339576937" text:style-name="WWNum3">
        <text:list-item>
          <text:p text:style-name="P6"><text:span text:style-name="T1">Work invention</text:span></text:p>
        </text:list-item>
        <text:list-item>
          <text:p text:style-name="P6"><text:span text:style-name="T1">Contract</text:span></text:p>
        </text:list-item>
        <text:list-item>
          <text:p text:style-name="P6"><text:span text:style-name="T1">Other (state):</text:span></text:p>
        </text:list-item>
      </text:list>
      <text:list xml:id="list150714854734340" text:continue-list="list150716450093805" text:style-name="WWNum1">
        <text:list-item>
          <text:p text:style-name="P4"><text:span text:style-name="T1">Email/telephone number:</text:span></text:p>
        </text:list-item>
      </text:list>
      <text:p text:style-name="Standard"><text:span text:style-name="T1">INVENTOR 1/DESIGNER 5</text:span></text:p>
      <text:list xml:id="list150714802637968" text:continue-numbering="true" text:style-name="WWNum1">
        <text:list-item>
          <text:p text:style-name="P4"><text:span text:style-name="T1">Name:</text:span></text:p>
        </text:list-item>
        <text:list-item>
          <text:p text:style-name="P4"><text:span text:style-name="T1">Postal address:</text:span></text:p>
        </text:list-item>
        <text:list-item>
          <text:p text:style-name="P4"><text:span text:style-name="T1">ID number/PASSPORT:</text:span></text:p>
        </text:list-item>
        <text:list-item>
          <text:p text:style-name="P4"><text:span text:style-name="T1">Nationality:</text:span></text:p>
        </text:list-item>
        <text:list-item>
          <text:p text:style-name="P4"><text:span text:style-name="T1">Work relationship with the title holders : <text:s/></text:span></text:p>
        </text:list-item>
      </text:list>
      <text:list xml:id="list150716197508415" text:continue-list="list150715026152949" text:style-name="WWNum3">
        <text:list-item>
          <text:p text:style-name="P6"><text:span text:style-name="T1">Work invention</text:span></text:p>
        </text:list-item>
        <text:list-item>
          <text:p text:style-name="P6"><text:span text:style-name="T1">Contract</text:span></text:p>
        </text:list-item>
        <text:list-item>
          <text:p text:style-name="P6"><text:span text:style-name="T1">Other (state):</text:span></text:p>
        </text:list-item>
      </text:list>
      <text:list xml:id="list150715575740116" text:continue-list="list150714802637968" text:style-name="WWNum1">
        <text:list-item>
          <text:p text:style-name="P4"><text:span text:style-name="T1">Email/telephone number: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alibri2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3.2937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4.2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4.7937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.2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5.7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6.2937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6.7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7.2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yla U</meta:initial-creator>
    <meta:editing-cycles>3</meta:editing-cycles>
    <meta:creation-date>2015-06-01T11:41:00</meta:creation-date>
    <dc:date>2015-06-01T15:07:14.497018397</dc:date>
    <meta:editing-duration>PT46S</meta:editing-duration>
    <meta:generator>LibreOffice/4.2.8.2$Linux_X86_64 LibreOffice_project/420m0$Build-2</meta:generator>
    <meta:document-statistic meta:table-count="0" meta:image-count="0" meta:object-count="0" meta:page-count="3" meta:paragraph-count="93" meta:word-count="325" meta:character-count="1922" meta:non-whitespace-character-count="17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